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bold"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bold"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bold"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1.00pt" fo:font-weight="bold" fo:font-family="Calibri" style:font-family-asian="Calibri" style:font-family-complex="Calibri"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1.00pt" fo:font-weight="bold"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fo:color="#000000"/>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bold" fo:font-family="Calibri" style:font-family-asian="Calibri" style:font-family-complex="Calibri" fo:background-color="transparent" fo:color="#000000"/>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bold"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1.00pt" fo:font-weight="bold" fo:font-family="Calibri" style:font-family-asian="Calibri" style:font-family-complex="Calibri"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bold"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bold" fo:font-family="Calibri" style:font-family-asian="Calibri" style:font-family-complex="Calibri" fo:background-color="transparent" fo:color="#000000"/>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fo:color="#000000"/>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fo:color="#000000"/>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fo:color="#000000"/>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bold" fo:font-family="Calibri" style:font-family-asian="Calibri" style:font-family-complex="Calibri" fo:background-color="transparent" fo:color="#000000"/>
    </style:style>
    <style:style style:name="T474" style:family="text">
      <style:text-properties fo:font-size="11.00pt" fo:font-weight="normal" fo:font-family="Calibri" style:font-family-asian="Calibri" style:font-family-complex="Calibri" fo:background-color="transparent" fo:color="#000000"/>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fo:color="#000000"/>
    </style:style>
    <style:style style:name="T478" style:family="text">
      <style:text-properties fo:font-size="11.00pt" fo:font-weight="normal" fo:font-family="Calibri" style:font-family-asian="Calibri" style:font-family-complex="Calibri" fo:background-color="transparent" fo:color="#000000"/>
    </style:style>
    <style:style style:name="T47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center" fo:margin-bottom="10.00pt"/>
    </style:style>
    <style:style style:name="P357" style:family="paragraph">
      <style:paragraph-properties fo:line-height="115.00%" fo:text-align="left" fo:margin-bottom="10.00pt"/>
    </style:style>
    <style:style style:name="P358" style:family="paragraph">
      <style:paragraph-properties fo:line-height="115.00%" fo:text-align="center" fo:margin-bottom="10.00pt"/>
    </style:style>
    <style:style style:name="P359" style:family="paragraph">
      <style:paragraph-properties fo:line-height="115.00%" fo:text-align="left" fo:margin-bottom="10.00pt"/>
    </style:style>
    <style:style style:name="P360" style:family="paragraph">
      <style:paragraph-properties fo:line-height="115.00%" fo:text-align="left" fo:margin-bottom="10.00pt"/>
    </style:style>
    <style:style style:name="P361" style:family="paragraph">
      <style:paragraph-properties fo:line-height="115.00%" fo:text-align="left"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style:style style:name="P365" style:family="paragraph">
      <style:paragraph-properties fo:line-height="115.00%" fo:text-align="center"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7"/></text:p>
      <text:p text:style-name="P352"><text:span text:style-name="T437">Treasure Room updates</text:span></text:p>
      <text:p text:style-name="P352"><text:span text:style-name="T438">- Redesign treasure room views DONE</text:span></text:p>
      <text:p text:style-name="P352"><text:span text:style-name="T438"><text:tab/>- Create new UCM for characters in rooms</text:span></text:p>
      <text:p text:style-name="P352"><text:span text:style-name="T438"><text:tab/>- redesign treasure chest view</text:span></text:p>
      <text:p text:style-name="P352"><text:span text:style-name="T438"><text:tab/>- redesign world BG </text:span></text:p>
      <text:p text:style-name="P352"><text:span text:style-name="T438">- Refactor treasure chest prefab/logic DONE</text:span></text:p>
      <text:p text:style-name="P352"><text:span text:style-name="T438">- Refactor treasure room manager logic DONE</text:span></text:p>
      <text:p text:style-name="P352"><text:span text:style-name="T438"/></text:p>
      <text:p text:style-name="P352"><text:span text:style-name="T439">Reward / reward screen logic updates</text:span><text:span text:style-name="T440"/></text:p>
      <text:p text:style-name="P352"><text:span text:style-name="T440"><text:tab/>- rare/epic item rewards should have their own elements</text:span></text:p>
      <text:p text:style-name="P352"><text:span text:style-name="T440"><text:tab/><text:tab/>- rare/epic item reward button</text:span></text:p>
      <text:p text:style-name="P352"><text:span text:style-name="T440"><text:tab/><text:tab/>- rare/epic item reward screen</text:span></text:p>
      <text:p text:style-name="P352"><text:span text:style-name="T440"><text:tab/>- logic in reward screen will need to be updated</text:span></text:p>
      <text:p text:style-name="P352"><text:span text:style-name="T440"><text:tab/><text:tab/>- new choose item window</text:span></text:p>
      <text:p text:style-name="P352"><text:span text:style-name="T440"><text:tab/><text:tab/>- new item slots</text:span></text:p>
      <text:p text:style-name="P352"><text:span text:style-name="T440"><text:tab/><text:tab/>- new create choose item button logic</text:span></text:p>
      <text:p text:style-name="P352"><text:span text:style-name="T440"><text:tab/><text:tab/>- update ClearAllRewards(), PopulateRewards(), etc</text:span></text:p>
      <text:p text:style-name="P352"><text:span text:style-name="T440"><text:tab/><text:tab/>- update EventManager() logic for determing rewards</text:span></text:p>
      <text:p text:style-name="P352"><text:span text:style-name="T440"/></text:p>
      <text:p text:style-name="P352"><text:span text:style-name="T441">New Scripting Ideas</text:span><text:span text:style-name="T442"/></text:p>
      <text:p text:style-name="P352"><text:span text:style-name="T442">New Scripts</text:span></text:p>
      <text:p text:style-name="P352"><text:span text:style-name="T442">- TreasureRoomManager</text:span></text:p>
      <text:p text:style-name="P352"><text:span text:style-name="T442">- Treasure Box</text:span></text:p>
      <text:p text:style-name="P352"><text:span text:style-name="T442">-TreasureRoomCharacterModel</text:span></text:p>
      <text:p text:style-name="P352"><text:span text:style-name="T442"/></text:p>
      <text:p text:style-name="P352"><text:span text:style-name="T443"/></text:p>
      <text:p text:style-name="P352"><text:span text:style-name="T443"/></text:p>
      <text:p text:style-name="P353"><text:span text:style-name="T444">Sprint ??: Update Character roster, character data and inventory views</text:span></text:p>
      <text:p text:style-name="P354"><text:span text:style-name="T444">Character Roster</text:span></text:p>
      <text:p text:style-name="P354"><text:span text:style-name="T445">- Update BG, frames and general look</text:span></text:p>
      <text:p text:style-name="P354"><text:span text:style-name="T445">- Update character buttons view</text:span></text:p>
      <text:p text:style-name="P354"><text:span text:style-name="T445">- update inventory view</text:span></text:p>
      <text:p text:style-name="P354"><text:span text:style-name="T446">Character Data Sheets</text:span></text:p>
      <text:p text:style-name="P354"><text:span text:style-name="T447">- Front Page</text:span></text:p>
      <text:p text:style-name="P354"><text:span text:style-name="T447"><text:tab/>- better stat windows and views</text:span></text:p>
      <text:p text:style-name="P354"><text:span text:style-name="T447"><text:tab/>- stat value texts change colour when positive or negative (e.g. if character has more <text:tab/>then base strength, the value text is green, if it less, the value is red)</text:span></text:p>
      <text:p text:style-name="P354"><text:span text:style-name="T447">- Talent Page</text:span></text:p>
      <text:p text:style-name="P354"><text:span text:style-name="T447">- Ability Page</text:span></text:p>
      <text:p text:style-name="P355"><text:span text:style-name="T448"/></text:p>
      <text:p text:style-name="P356"><text:span text:style-name="T449">Sprint ??: Mouse hover object view updates, update spell info card/window view, update passive info tab view</text:span></text:p>
      <text:p text:style-name="P357"><text:span text:style-name="T450"/></text:p>
      <text:p text:style-name="P357"><text:span text:style-name="T450"/></text:p>
      <text:p text:style-name="P358"><text:span text:style-name="T451">Sprint XX: Concluding all view updates. Update transistions, polish all views, fixes bugs, etc</text:span></text:p>
      <text:p text:style-name="P359"><text:span text:style-name="T452">- Once all the new views are implemented from previous sprints, polish</text:span></text:p>
      <text:p text:style-name="P359"><text:span text:style-name="T452">- fix bugs</text:span></text:p>
      <text:p text:style-name="P359"><text:span text:style-name="T452">- create nicer transisitions between views</text:span></text:p>
      <text:p text:style-name="P359"><text:span text:style-name="T452">- find a way to prevent mouse clicks clicking THROUGH the current view and hitting something behind it (like defenders/enemies, or tresure chests, etc)</text:span></text:p>
      <text:p text:style-name="P359"><text:span text:style-name="T452">- General polish and 'razzle dazzle' ideas (where applicable)</text:span></text:p>
      <text:p text:style-name="P359"><text:span text:style-name="T452"><text:tab/>- create VFX and status notifications when events occur</text:span></text:p>
      <text:p text:style-name="P359"><text:span text:style-name="T452"><text:tab/>- create alpha fade in and outs between views</text:span></text:p>
      <text:p text:style-name="P359"><text:span text:style-name="T452"><text:tab/>- some views/windows could transition from offscreen to centre screen</text:span></text:p>
      <text:p text:style-name="P359"><text:span text:style-name="T452"><text:tab/>- state / item rewards create a big card in centre screen, which then shrinks and <text:tab/>lerps towards the inventory button</text:span></text:p>
      <text:p text:style-name="P359"><text:span text:style-name="T452"><text:tab/>- if player has unspent ability points on a character, the character roster button <text:tab/>glows, and so does the character button</text:span></text:p>
      <text:p text:style-name="P360"><text:span text:style-name="T452"/></text:p>
      <text:p text:style-name="P360"><text:span text:style-name="T452"/></text:p>
      <text:p text:style-name="P361"><text:span text:style-name="T453">Sprint ??: Implement Invalid action notification system</text:span></text:p>
      <text:p text:style-name="P361"><text:span text:style-name="T454"/></text:p>
      <text:p text:style-name="P361"><text:span text:style-name="T455">Sprint ?? implement combat helper window system (choose a target, choose a tile, etc)</text:span></text:p>
      <text:p text:style-name="P362"><text:span text:style-name="T456"/></text:p>
      <text:p text:style-name="P362"><text:span text:style-name="T456"/></text:p>
      <text:p text:style-name="P363"><text:span text:style-name="T457">Sprint ??: Combat Scene View Updates</text:span></text:p>
      <text:p text:style-name="P364"><text:span text:style-name="T457">ALL THIS MAY BE NEED TO BE SPLIT OVER MULTIPLE SPRINTS</text:span></text:p>
      <text:p text:style-name="P364"><text:span text:style-name="T457"/></text:p>
      <text:p text:style-name="P364"><text:span text:style-name="T457">View elements to resdesign and implement</text:span></text:p>
      <text:p text:style-name="P364"><text:span text:style-name="T458">- Ability Bar Panel</text:span></text:p>
      <text:p text:style-name="P364"><text:span text:style-name="T458"><text:tab/>- Ability Buttons</text:span></text:p>
      <text:p text:style-name="P364"><text:span text:style-name="T458"><text:tab/>- Health bar</text:span></text:p>
      <text:p text:style-name="P364"><text:span text:style-name="T458"><text:tab/>- Energy Bar</text:span></text:p>
      <text:p text:style-name="P364"><text:span text:style-name="T458">- Activation Panel</text:span></text:p>
      <text:p text:style-name="P364"><text:span text:style-name="T458"><text:tab/>- Activation Windows</text:span></text:p>
      <text:p text:style-name="P364"><text:span text:style-name="T458">- Tiles</text:span></text:p>
      <text:p text:style-name="P364"><text:span text:style-name="T458"><text:tab/>- Each tile type should have a a few slightly different sprites</text:span></text:p>
      <text:p text:style-name="P364"><text:span text:style-name="T458"><text:tab/>- tiles of differing types should look nicer next to each other</text:span></text:p>
      <text:p text:style-name="P364"><text:span text:style-name="T458"><text:tab/><text:tab/>- e.g adjacent grass tile should look connected, water tiles with adjacent dirt <text:tab/><text:tab/>tiles should have some dirt on their edges, etc etc</text:span></text:p>
      <text:p text:style-name="P364"><text:span text:style-name="T458"><text:tab/>- make tile highlights looks better</text:span></text:p>
      <text:p text:style-name="P364"><text:span text:style-name="T458"><text:tab/>- make tiles animated, e.g.</text:span></text:p>
      <text:p text:style-name="P364"><text:span text:style-name="T458"><text:tab/><text:tab/>- tree tiles sway in the wind</text:span></text:p>
      <text:p text:style-name="P364"><text:span text:style-name="T458"><text:tab/><text:tab/>- grass tile grass sways in the wind</text:span></text:p>
      <text:p text:style-name="P364"><text:span text:style-name="T458"><text:tab/><text:tab/>- water tiles have some kind of animation</text:span></text:p>
      <text:p text:style-name="P364"><text:span text:style-name="T458"><text:tab/><text:tab/><text:tab/>- some water tiles could have nice elements on them, like floating <text:tab/><text:tab/><text:tab/> leaves</text:span></text:p>
      <text:p text:style-name="P364"><text:span text:style-name="T458">- Path Renderer</text:span></text:p>
      <text:p text:style-name="P364"><text:span text:style-name="T458"><text:tab/>- make path renderer path line look better and more in line with the game art <text:tab/><text:s text:c="8"/><text:tab/>theme</text:span></text:p>
      <text:p text:style-name="P364"><text:span text:style-name="T458">- World</text:span></text:p>
      <text:p text:style-name="P364"><text:span text:style-name="T458"><text:tab/>- Create some minor weather effects and animations over the board for flavour, e.g.</text:span></text:p>
      <text:p text:style-name="P364"><text:span text:style-name="T458"><text:tab/><text:tab/>- dust blowing</text:span></text:p>
      <text:p text:style-name="P364"><text:span text:style-name="T458"><text:tab/><text:tab/>- leaves blowing</text:span></text:p>
      <text:p text:style-name="P364"><text:span text:style-name="T458">- Characters</text:span></text:p>
      <text:p text:style-name="P364"><text:span text:style-name="T458"><text:tab/>- create a visual indication of which character is currently activating (e.g. a blue ring <text:tab/>at the base of the character, or an arrow above their head)</text:span></text:p>
      <text:p text:style-name="P364"><text:span text:style-name="T459">- VFX</text:span></text:p>
      <text:p text:style-name="P364"><text:span text:style-name="T459"><text:tab/>- Create all new VFX's for spell and passive effects</text:span></text:p>
      <text:p text:style-name="P364"><text:span text:style-name="T459"/></text:p>
      <text:p text:style-name="P364"><text:span text:style-name="T459"/></text:p>
      <text:p text:style-name="P364"><text:span text:style-name="T459"/></text:p>
      <text:p text:style-name="P364"><text:span text:style-name="T460">Sprint XX: Design/Implement new story events, update old story events, rework story event view</text:span></text:p>
      <text:p text:style-name="P364"><text:span text:style-name="T461"/></text:p>
      <text:p text:style-name="P364"><text:span text:style-name="T461"/></text:p>
      <text:p text:style-name="P364"><text:span text:style-name="T461"/></text:p>
      <text:p text:style-name="P364"><text:span text:style-name="T462">Views to update</text:span></text:p>
      <text:p text:style-name="P364"><text:span text:style-name="T463"><text:tab/>- combat scene UI (ability bars, end turn button, activation panel, etc)</text:span></text:p>
      <text:p text:style-name="P364"><text:span text:style-name="T463"><text:tab/>- character data / roster</text:span></text:p>
      <text:p text:style-name="P364"><text:span text:style-name="T463"><text:tab/>- game over screen</text:span></text:p>
      <text:p text:style-name="P364"><text:span text:style-name="T463"><text:tab/>- passive info/description tabs</text:span></text:p>
      <text:p text:style-name="P364"><text:span text:style-name="T463"><text:tab/>- treasure room </text:span></text:p>
      <text:p text:style-name="P364"><text:span text:style-name="T463"><text:tab/>- village screen</text:span></text:p>
      <text:p text:style-name="P364"><text:span text:style-name="T463"><text:tab/>- consumables</text:span></text:p>
      <text:p text:style-name="P364"><text:span text:style-name="T463"><text:tab/>- enemy info panel</text:span></text:p>
      <text:p text:style-name="P364"><text:span text:style-name="T463"><text:tab/>- loading screen</text:span></text:p>
      <text:p text:style-name="P364"><text:span text:style-name="T464"/></text:p>
      <text:p text:style-name="P365"><text:span text:style-name="T465">Sprints</text:span></text:p>
      <text:p text:style-name="P366"><text:span text:style-name="T466"/></text:p>
      <text:p text:style-name="P366"><text:span text:style-name="T467">Sprint ??: Implement difficulty system</text:span></text:p>
      <text:p text:style-name="P366"><text:span text:style-name="T467">Sprint ??: Implement Invalid action notification system</text:span></text:p>
      <text:p text:style-name="P366"><text:span text:style-name="T467">Sprint ?? implement combat helper window system (choose a target, choose a tile, etc)</text:span></text:p>
      <text:p text:style-name="P366"><text:span text:style-name="T467">Sprint ??: Rework Shop/Village event + views</text:span></text:p>
      <text:p text:style-name="P366"><text:span text:style-name="T467">Sprint ??: Implement Act 2 logic (after killing boss, restart act 1, but increase power of enemies)</text:span></text:p>
      <text:p text:style-name="P366"><text:span text:style-name="T468"/></text:p>
      <text:p text:style-name="P366"><text:span text:style-name="T468"/></text:p>
      <text:p text:style-name="P366"><text:span text:style-name="T469">Sprint ??: More spell / ability VFXs / Fix old VFX spaziness from rigid body</text:span></text:p>
      <text:p text:style-name="P366"><text:span text:style-name="T469">Sprint ??: UCM / Item view updates (items change model appearance)</text:span></text:p>
      <text:p text:style-name="P366"><text:span text:style-name="T469">Sprint ??: Character preset builder screen / features</text:span></text:p>
      <text:p text:style-name="P366"><text:span text:style-name="T469">Sprint ??: Re work shop view</text:span></text:p>
      <text:p text:style-name="P366"><text:span text:style-name="T469">Sprint ??: Make mobile ready</text:span></text:p>
      <text:p text:style-name="P366"><text:span text:style-name="T469">Sprint ??: Player prefs / load and save game</text:span></text:p>
      <text:p text:style-name="P366"><text:span text:style-name="T470"/></text:p>
      <text:p text:style-name="P366"><text:span text:style-name="T470"/></text:p>
      <text:p text:style-name="P366"><text:span text:style-name="T470"/></text:p>
      <text:p text:style-name="P366"><text:span text:style-name="T471">Things that need better mouse over info logic</text:span></text:p>
      <text:list text:style-name="L367">
        <text:list-item>
          <text:p text:style-name="P367"><text:span text:style-name="T471">status icons on entities</text:span></text:p>
        </text:list-item>
        <text:list-item>
          <text:p text:style-name="P367"><text:span text:style-name="T471">item cards show info about the passives they grant</text:span></text:p>
        </text:list-item>
        <text:list-item>
          <text:p text:style-name="P367"><text:span text:style-name="T471">character roster: all stats and attributes display info on what they mean/do</text:span></text:p>
        </text:list-item>
      </text:list>
      <text:p text:style-name="P368"><text:span text:style-name="T472"/></text:p>
      <text:p text:style-name="P368"><text:span text:style-name="T472"/></text:p>
      <text:p text:style-name="P368"><text:span text:style-name="T473">To do Before giving out for play testing</text:span></text:p>
      <text:list text:style-name="L369">
        <text:list-item>
          <text:p text:style-name="P369"><text:span text:style-name="T474">TIP SYSTEM!: at least while screen loading, something simple.</text:span></text:p>
        </text:list-item>
        <text:list-item>
          <text:p text:style-name="P369"><text:span text:style-name="T474">Action queue system (prevent players from accidently breaking game by using an ability while another ability action is not yet resolved) DONE</text:span></text:p>
        </text:list-item>
        <text:list-item>
          <text:p text:style-name="P369"><text:span text:style-name="T474">Game over victory and game over defeat events confirmed to work properly DONE</text:span></text:p>
        </text:list-item>
        <text:list-item>
          <text:p text:style-name="P369"><text:span text:style-name="T474">Player Prefs / save game / load saved game feature</text:span></text:p>
        </text:list-item>
        <text:list-item>
          <text:p text:style-name="P369"><text:span text:style-name="T474">quit button on main menu closes application DONE</text:span></text:p>
        </text:list-item>
        <text:list-item>
          <text:p text:style-name="P369"><text:span text:style-name="T474">Re do status icons view system DONE</text:span></text:p>
        </text:list-item>
        <text:list-item>
          <text:p text:style-name="P369"><text:span text:style-name="T474">update ability card views / make an ability card prefab DONE</text:span></text:p>
        </text:list-item>
        <text:list-item>
          <text:p text:style-name="P369"><text:span text:style-name="T475">combat helper system integrated with defender orders (choose a target, choose a tile, etc)</text:span></text:p>
        </text:list-item>
        <text:list-item>
          <text:p text:style-name="P369"><text:span text:style-name="T475">in future, this info panel will have a cancel button for mobile, since mobile users cant right click</text:span></text:p>
        </text:list-item>
        <text:list-item>
          <text:p text:style-name="P369"><text:span text:style-name="T475">error helper system</text:span></text:p>
        </text:list-item>
        <text:list-item>
          <text:p text:style-name="P369"><text:span text:style-name="T475">combat system (“Invalid target: out of range, target has stealth etc. You don't have enough energy for that! Cant use ability: Character is silenced, etc etc)”</text:span></text:p>
        </text:list-item>
        <text:list-item>
          <text:p text:style-name="P369"><text:span text:style-name="T475">Update kings blessing event buttons views DONE</text:span></text:p>
        </text:list-item>
      </text:list>
      <text:p text:style-name="P370"><text:span text:style-name="T476"/></text:p>
      <text:p text:style-name="P370"><text:span text:style-name="T476"/></text:p>
      <text:p text:style-name="P370"><text:span text:style-name="T476"/></text:p>
      <text:p text:style-name="P370"><text:span text:style-name="T477">Views and Visuals to update (general over view)</text:span></text:p>
      <text:list text:style-name="L371">
        <text:list-item>
          <text:p text:style-name="P371"><text:span text:style-name="T478">Main menu screen</text:span></text:p>
        </text:list-item>
        <text:list-item>
          <text:p text:style-name="P371"><text:span text:style-name="T478">Team builder screen</text:span></text:p>
        </text:list-item>
        <text:list-item>
          <text:p text:style-name="P371"><text:span text:style-name="T478">World Map</text:span></text:p>
        </text:list-item>
        <text:list-item>
          <text:p text:style-name="P371"><text:span text:style-name="T478">Character Panel</text:span></text:p>
        </text:list-item>
        <text:list-item>
          <text:p text:style-name="P371"><text:span text:style-name="T478">Front Page</text:span></text:p>
        </text:list-item>
        <text:list-item>
          <text:p text:style-name="P371"><text:span text:style-name="T478">Talents Page</text:span></text:p>
        </text:list-item>
        <text:list-item>
          <text:p text:style-name="P371"><text:span text:style-name="T478">Camp site screen</text:span></text:p>
        </text:list-item>
        <text:list-item>
          <text:p text:style-name="P371"><text:span text:style-name="T478">Shop screen</text:span></text:p>
        </text:list-item>
        <text:list-item>
          <text:p text:style-name="P371"><text:span text:style-name="T478">Game Level</text:span></text:p>
        </text:list-item>
        <text:list-item>
          <text:p text:style-name="P371"><text:span text:style-name="T478">Level BG</text:span></text:p>
        </text:list-item>
        <text:list-item>
          <text:p text:style-name="P371"><text:span text:style-name="T478">Tiles</text:span></text:p>
        </text:list-item>
        <text:list-item>
          <text:p text:style-name="P371"><text:span text:style-name="T478">Enemy Info panels</text:span></text:p>
        </text:list-item>
        <text:list-item>
          <text:p text:style-name="P371"><text:span text:style-name="T478">Top Panel</text:span></text:p>
        </text:list-item>
        <text:list-item>
          <text:p text:style-name="P371"><text:span text:style-name="T478">States View</text:span></text:p>
        </text:list-item>
        <text:list-item>
          <text:p text:style-name="P371"><text:span text:style-name="T478">Defender ability bar view</text:span></text:p>
        </text:list-item>
        <text:list-item>
          <text:p text:style-name="P371"><text:span text:style-name="T478">All new ability + passive icons</text:span></text:p>
        </text:list-item>
        <text:list-item>
          <text:p text:style-name="P371"><text:span text:style-name="T478">Ability Info Panel</text:span></text:p>
        </text:list-item>
        <text:list-item>
          <text:p text:style-name="P371"><text:span text:style-name="T478">Items + Item Cards</text:span></text:p>
        </text:list-item>
        <text:list-item>
          <text:p text:style-name="P371"><text:span text:style-name="T478">States + State Cards</text:span></text:p>
        </text:list-item>
      </text:list>
      <text:p text:style-name="P372"><text:span text:style-name="T479"/></text:p>
      <text:p text:style-name="P372"><text:span text:style-name="T479"/></text:p>
      <text:p text:style-name="P372"><text:span text:style-name="T479"/></text:p>
      <text:p text:style-name="P372"><text:span text:style-name="T479"/></text:p>
      <text:p text:style-name="P372"><text:span text:style-name="T479"/></text:p>
      <text:p text:style-name="P372"><text:span text:style-name="T479"/></text:p>
      <text:p text:style-name="P372"><text:span text:style-name="T479"/></text:p>
      <text:p text:style-name="P372"><text:span text:style-name="T479"/></text:p>
      <text:p text:style-name="P372"><text:span text:style-name="T479"/></text:p>
      <text:p text:style-name="P372"><text:span text:style-name="T4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